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0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</office:automatic-styles>
  <office:body>
    <office:spreadsheet>
      <table:table table:name="Pcnn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row table:style-name="ro1">
          <table:table-cell/>
          <table:table-cell table:style-name="ce1" office:value-type="string" calcext:value-type="string" table:number-columns-spanned="3" table:number-rows-spanned="3">
            <text:p>P-CNN + linearSVM</text:p>
          </table:table-cell>
          <table:covered-table-cell table:number-columns-repeated="2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0.0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0.1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8:.D17])" office:value-type="float" office:value="52.79367" calcext:value-type="float">
            <text:p>52.79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5" table:formula="of:=AVERAGE([.H8:.H17])" office:value-type="float" office:value="52.88889" calcext:value-type="float">
            <text:p>52.89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8:.D17])" office:value-type="float" office:value="10.5693565701408" calcext:value-type="float">
            <text:p>10.57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6" table:formula="of:=STDEV([.H8:.H17])" office:value-type="float" office:value="10.2533075931027" calcext:value-type="float">
            <text:p>10.25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D24:.D33])" office:value-type="float" office:value="53.11111" calcext:value-type="float">
            <text:p>53.11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H24:.H33])" office:value-type="float" office:value="51.2381" calcext:value-type="float">
            <text:p>51.24</text:p>
          </table:table-cell>
        </table:table-row>
        <table:table-row table:style-name="ro2">
          <table:table-cell/>
          <table:table-cell table:style-name="ce3"/>
          <table:table-cell table:style-name="ce8" office:value-type="string" calcext:value-type="string">
            <text:p>std</text:p>
          </table:table-cell>
          <table:table-cell table:style-name="ce14" table:formula="of:=STDEV([.D24:.D33])" office:value-type="float" office:value="10.1808079213838" calcext:value-type="float">
            <text:p>10.18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4" table:formula="of:=STDEV([.H24:.H33])" office:value-type="float" office:value="8.7737402682981" calcext:value-type="float">
            <text:p>8.77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00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0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5.5556" calcext:value-type="float">
            <text:p>35.56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40:.D49])" office:value-type="float" office:value="51.90476" calcext:value-type="float">
            <text:p>51.90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H40:.H49])" office:value-type="float" office:value="51.68254" calcext:value-type="float">
            <text:p>51.68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40:.D49])" office:value-type="float" office:value="8.89044619142744" calcext:value-type="float">
            <text:p>8.89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H40:.H49])" office:value-type="float" office:value="9.30107830023547" calcext:value-type="float">
            <text:p>9.30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</table:table>
      <table:table table:name="Late Fusion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20"/>
        <table:table-column table:style-name="co1" table:default-cell-style-name="ce26"/>
        <table:table-column table:style-name="co1" table:default-cell-style-name="ce30"/>
        <table:table-row table:style-name="ro1" table:number-rows-repeated="6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3"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 table:style-name="ce18" office:value-type="string" calcext:value-type="string">
            <text:p>FV</text:p>
          </table:table-cell>
          <table:table-cell table:style-name="ce24" office:value-type="string" calcext:value-type="string">
            <text:p>P-CNN</text:p>
          </table:table-cell>
          <table:table-cell table:style-name="ce28" office:value-type="string" calcext:value-type="string">
            <text:p>Late Fusion</text:p>
          </table:table-cell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9" office:value-type="float" office:value="31.1111" calcext:value-type="float">
            <text:p>31.11</text:p>
          </table:table-cell>
          <table:table-cell table:style-name="ce25" office:value-type="float" office:value="48.8889" calcext:value-type="float">
            <text:p>48.89</text:p>
          </table:table-cell>
          <table:table-cell table:style-name="ce29"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4.4444" calcext:value-type="float">
            <text:p>44.44</text:p>
          </table:table-cell>
          <table:table-cell office:value-type="float" office:value="42.2222" calcext:value-type="float">
            <text:p>42.22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68.5714" calcext:value-type="float">
            <text:p>68.57</text:p>
          </table:table-cell>
          <table:table-cell office:value-type="float" office:value="53.3333" calcext:value-type="float">
            <text:p>53.33</text:p>
          </table:table-cell>
          <table:table-cell office:value-type="float" office:value="57.1429" calcext:value-type="float">
            <text:p>57.14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0" calcext:value-type="float">
            <text:p>60.00</text:p>
          </table:table-cell>
          <table:table-cell office:value-type="float" office:value="66.6667" calcext:value-type="float">
            <text:p>66.67</text:p>
          </table:table-cell>
          <table:table-cell office:value-type="float" office:value="73.3333" calcext:value-type="float">
            <text:p>73.33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4.4444" calcext:value-type="float">
            <text:p>44.44</text:p>
          </table:table-cell>
          <table:table-cell office:value-type="float" office:value="51.1111" calcext:value-type="float">
            <text:p>51.11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2.2222" calcext:value-type="float">
            <text:p>42.22</text:p>
          </table:table-cell>
          <table:table-cell office:value-type="float" office:value="46.6667" calcext:value-type="float">
            <text:p>46.67</text:p>
          </table:table-cell>
          <table:table-cell office:value-type="float" office:value="42.2222" calcext:value-type="float">
            <text:p>42.22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 office:value-type="float" office:value="53.3333" calcext:value-type="float">
            <text:p>53.33</text:p>
          </table:table-cell>
          <table:table-cell office:value-type="float" office:value="55.5556" calcext:value-type="float">
            <text:p>55.56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4.4444" calcext:value-type="float">
            <text:p>64.44</text:p>
          </table:table-cell>
          <table:table-cell office:value-type="float" office:value="57.7778" calcext:value-type="float">
            <text:p>57.78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4.4444" calcext:value-type="float">
            <text:p>44.44</text:p>
          </table:table-cell>
          <table:table-cell table:number-columns-repeated="2"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table:style-name="ce21" office:value-type="float" office:value="71.1111" calcext:value-type="float">
            <text:p>71.11</text:p>
          </table:table-cell>
          <table:table-cell table:style-name="ce27" office:value-type="float" office:value="71.1111" calcext:value-type="float">
            <text:p>71.11</text:p>
          </table:table-cell>
          <table:table-cell table:style-name="ce31" office:value-type="float" office:value="68.8889" calcext:value-type="float">
            <text:p>68.89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2" table:formula="of:=AVERAGE([.D9:.D18])" office:value-type="float" office:value="52.6349" calcext:value-type="float">
            <text:p>52.63</text:p>
          </table:table-cell>
          <table:table-cell table:style-name="ce22" table:formula="of:=AVERAGE([.E9:.E18])" office:value-type="float" office:value="52.88889" calcext:value-type="float">
            <text:p>52.89</text:p>
          </table:table-cell>
          <table:table-cell table:style-name="ce22" table:formula="of:=AVERAGE([.F9:.F18])" office:value-type="float" office:value="53.26985" calcext:value-type="float">
            <text:p>53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9:57:16.243435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4:58:26.084641830</meta:creation-date>
    <dc:date>2016-05-20T10:07:33.826084870</dc:date>
    <meta:editing-duration>PT1H37M55S</meta:editing-duration>
    <meta:editing-cycles>14</meta:editing-cycles>
    <meta:generator>LibreOffice/4.2.8.2$Linux_X86_64 LibreOffice_project/420m0$Build-2</meta:generator>
    <meta:document-statistic meta:table-count="2" meta:cell-count="206" meta:object-count="0"/>
  </office:meta>
</office:document-meta>
</file>